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Fuselag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uselage 2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selage 3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selage 4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selage 5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selage 6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uselage 7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opy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levator Centre Left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vator Roor Right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vator Tip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r Stab (each)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udder Bott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udder Centre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dder Tip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t Stab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ng 1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g 2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g 3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g 4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ileron Root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leron 1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leron 2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leron 3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ileron 4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nding Gear Block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ding Gear (each)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l Ski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FG (each)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in Tire (each)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n Wheel (each)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ck </meta:initial-creator>
    <dc:creator>Jack</dc:creator>
    <meta:creation-date>2020-11-23T16:11:57Z</meta:creation-date>
    <dc:date>2021-12-16T18:39:54Z</dc:date>
    <meta:editing-cycles>100</meta:editing-cycles>
    <meta:editing-duration>PT2270829S</meta:editing-duration>
  </office:meta>
</office:document-meta>
</file>